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Javanese Text" svg:font-family="'Javanese T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51cm" style:rel-column-width="16383*"/>
    </style:style>
    <style:style style:name="Tabella1.C" style:family="table-column">
      <style:table-column-properties style:column-width="8.5cm" style:rel-column-width="32766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list-style-name="L1">
      <style:paragraph-properties fo:text-align="start" style:justify-single-word="false"/>
      <style:text-properties officeooo:rsid="001ffb52" officeooo:paragraph-rsid="001ffb52"/>
    </style:style>
    <style:style style:name="P2" style:family="paragraph" style:parent-style-name="Standard">
      <style:paragraph-properties fo:text-align="start" style:justify-single-word="false"/>
      <style:text-properties officeooo:rsid="001ffb52" officeooo:paragraph-rsid="001ffb52"/>
    </style:style>
    <style:style style:name="P3" style:family="paragraph" style:parent-style-name="Standard">
      <style:paragraph-properties fo:text-align="center" style:justify-single-word="false"/>
      <style:text-properties fo:font-size="16pt" officeooo:rsid="001ffb52" officeooo:paragraph-rsid="001ffb52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ffb52" officeooo:paragraph-rsid="001ffb52" fo:background-color="#ffff00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Comic Sans MS" fo:font-size="13pt" officeooo:rsid="001ffb52" officeooo:paragraph-rsid="001ffb52" fo:background-color="transparent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Comic Sans MS" fo:font-size="16pt" officeooo:rsid="001ffb52" officeooo:paragraph-rsid="001ffb52" fo:background-color="#ffff00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6pt" officeooo:rsid="001ffb52" officeooo:paragraph-rsid="001ffb52" fo:background-color="transparent" style:font-size-asian="16pt" style:font-size-complex="16pt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ffb52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6pt" officeooo:rsid="001ffb52" officeooo:paragraph-rsid="001ffb52" fo:background-color="#ffff00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6pt" officeooo:rsid="001ffb52" officeooo:paragraph-rsid="001ffb52" fo:background-color="#ffff00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officeooo:rsid="001ffb52" officeooo:paragraph-rsid="001ffb52"/>
    </style:style>
    <style:style style:name="T1" style:family="text">
      <style:text-properties style:font-name="Comic Sans MS" fo:font-size="13pt" officeooo:rsid="001ffb52" fo:background-color="transparent" loext:char-shading-value="0" style:font-size-asian="11.3500003814697pt" style:font-size-complex="13pt"/>
    </style:style>
    <style:style style:name="T2" style:family="text">
      <style:text-properties style:font-name="Comic Sans MS" fo:font-size="13pt" fo:background-color="transparent" loext:char-shading-value="0" style:font-size-asian="11.3500003814697pt" style:font-size-complex="13pt"/>
    </style:style>
    <style:style style:name="T3" style:family="text">
      <style:text-properties fo:font-size="13pt" fo:background-color="transparent" loext:char-shading-value="0" style:font-size-asian="11.3500003814697pt" style:font-size-complex="13pt"/>
    </style:style>
    <style:style style:name="T4" style:family="text">
      <style:text-properties style:font-name="Liberation Serif" fo:font-size="13pt" fo:background-color="transparent" loext:char-shading-value="0" style:font-size-asian="11.3500003814697pt" style:font-size-complex="13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 table:number-columns-repeated="2"/>
        <table:table-column table:style-name="Tabella1.C"/>
        <table:table-row>
          <table:table-cell table:style-name="Tabella1.A1" office:value-type="string">
            <text:p text:style-name="P11">Kali</text:p>
          </table:table-cell>
          <table:table-cell table:style-name="Tabella1.A1" office:value-type="string">
            <text:p text:style-name="P11">Meta</text:p>
          </table:table-cell>
          <table:table-cell table:style-name="Tabella1.C1" office:value-type="string">
            <text:p text:style-name="P11">Scan</text:p>
          </table:table-cell>
        </table:table-row>
        <table:table-row>
          <table:table-cell table:style-name="Tabella1.A2" office:value-type="string">
            <text:p text:style-name="P11">192.168.50.100</text:p>
          </table:table-cell>
          <table:table-cell table:style-name="Tabella1.A2" office:value-type="string">
            <text:p text:style-name="P11">192.168.50.101</text:p>
          </table:table-cell>
          <table:table-cell table:style-name="Tabella1.C2" office:value-type="string">
            <text:p text:style-name="P11">TPC</text:p>
          </table:table-cell>
        </table:table-row>
        <table:table-row>
          <table:table-cell table:style-name="Tabella1.A2" office:value-type="string">
            <text:p text:style-name="P11">192.168.50.100</text:p>
          </table:table-cell>
          <table:table-cell table:style-name="Tabella1.A2" office:value-type="string">
            <text:p text:style-name="P11">192.168.50.101</text:p>
          </table:table-cell>
          <table:table-cell table:style-name="Tabella1.C2" office:value-type="string">
            <text:p text:style-name="P11">SYN</text:p>
          </table:table-cell>
        </table:table-row>
        <table:table-row>
          <table:table-cell table:style-name="Tabella1.A2" office:value-type="string">
            <text:p text:style-name="P11">192.168.50.100</text:p>
          </table:table-cell>
          <table:table-cell table:style-name="Tabella1.A2" office:value-type="string">
            <text:p text:style-name="P11">192.168.50.101</text:p>
          </table:table-cell>
          <table:table-cell table:style-name="Tabella1.C2" office:value-type="string">
            <text:p text:style-name="P11">Switch -A</text:p>
          </table:table-cell>
        </table:table-row>
      </table:table>
      <text:p text:style-name="Standard"/>
      <text:p text:style-name="P3"/>
      <text:p text:style-name="P3"/>
      <text:p text:style-name="P4">SCANSIONE TCP </text:p>
      <text:p text:style-name="P4"/>
      <text:p text:style-name="P5">Scan porta 80 : Prendendo in considerazione lo scan sulla porta 80(porta aperta) ho notato che avviene uno scambio di pacchetti 4 volte.</text:p>
      <text:list text:style-name="L1">
        <text:list-item>
          <text:p text:style-name="P8"><text:span text:style-name="T1">La prima richiesta viene fatta da Kali , contiene un pacchetto SYN ed il numero di sequenza <text:s/>per avviare la connessione con Meta .</text:span></text:p>
        </text:list-item>
        <text:list-item>
          <text:p text:style-name="P1"><text:span text:style-name="T2">La seconda richiesta viene fatta da Meta, più che una richiesta è una risposta, essendo la porta aperta e quindi pronta ad accettare la richiesta di connessione avremo come risposta un SYN ACK con il numero di sequenza iniziale.</text:span></text:p>
        </text:list-item>
        <text:list-item>
          <text:p text:style-name="P1"><text:span text:style-name="T2">La terza sessione viene iniziata da Kali mandando un pacchetto ACK, contiene il numero di sequenza successivo per poter procedere.</text:span></text:p>
        </text:list-item>
        <text:list-item>
          <text:p text:style-name="P1"><text:span text:style-name="T2">L’ultima sessione completa il 3-Handshake , le tue macchine possono comunicare tra loro .</text:span></text:p>
        </text:list-item>
      </text:list>
      <text:p text:style-name="P2"><text:span text:style-name="T2"/></text:p>
      <text:p text:style-name="P2"><text:span text:style-name="T2">Questa scansione è più lenta ed “invasiva” perchè per ogni richiesta il client cerca di creare una connessione con il destinatario, a differenza della scansione SYN.</text:span></text:p>
      <text:p text:style-name="P2"><text:span text:style-name="T2">Infine ho notato che quando una porta risulta chiusa Whireshark risponde con un RST che appunto corrisponde alla mancata connessione.</text:span></text:p>
      <text:p text:style-name="P2"><text:span text:style-name="T2"/></text:p>
      <text:p text:style-name="P2"><text:span text:style-name="T2"/></text:p>
      <text:p text:style-name="P9">SCANSIONE SYN<text:span text:style-name="T3"> </text:span></text:p>
      <text:p text:style-name="P9"><text:span text:style-name="T3"/></text:p>
      <text:p text:style-name="P10"><text:span text:style-name="T3"/></text:p>
      <text:p text:style-name="P6"><text:span text:style-name="T3">Nella scansione SYN , prendendo in considerazione la porta 80 ho notato che Kali inviaun solo un pacchetto , non completando tutto l’intero ciclo di Handshake.</text:span><text:span text:style-name="T4"> </text:span></text:p>
      <text:p text:style-name="P6"><text:span text:style-name="T3">Se la porta risulta aperta meta risponde con SYN ACK.</text:span></text:p>
      <text:p text:style-name="P6"><text:span text:style-name="T3">Questo metodo risulta molto più veloce appunto perché non avviene uno scambio di 4 pacchetti come nel metodo TCP.</text:span></text:p>
      <text:p text:style-name="P6"><text:span text:style-name="T3"/></text:p>
      <text:p text:style-name="P9"/>
      <text:p text:style-name="P9"><text:soft-page-break/>Scansione -A</text:p>
      <text:p text:style-name="P9"/>
      <text:p text:style-name="P7">In questa scansione ho notato come venga fatta una scansione dettagliata su tutte le porte aperte di meta. </text:p>
      <text:p text:style-name="P7">Prendendo sempre in considerazione la porta 80 posso notare ovviamente che la porta è aperta, usa un protocollo http, quindi non sicuro.</text:p>
      <text:p text:style-name="P7">Posso vedere che su questa porta è attivo un server Apache 2.2.8 (Ubuntu). </text:p>
      <text:p text:style-name="P6"><text:span text:style-name="T4"><text:s/></text:span></text:p>
      <text:p text:style-name="P2"><text:span text:style-name="T2"/></text:p>
      <text:p text:style-name="P2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Javanese Text" svg:font-family="'Javanese T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6:32:07.030000000</meta:creation-date>
    <dc:date>2023-12-21T18:52:07.203000000</dc:date>
    <meta:editing-duration>PT2H20M</meta:editing-duration>
    <meta:editing-cycles>1</meta:editing-cycles>
    <meta:generator>LibreOffice/7.6.2.1$Windows_X86_64 LibreOffice_project/56f7684011345957bbf33a7ee678afaf4d2ba333</meta:generator>
    <meta:document-statistic meta:table-count="1" meta:image-count="0" meta:object-count="0" meta:page-count="2" meta:paragraph-count="30" meta:word-count="297" meta:character-count="1816" meta:non-whitespace-character-count="1543"/>
  </office:meta>
</office:document-meta>
</file>